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a08d"/>
    </style:style>
    <style:style style:name="P2" style:family="paragraph" style:parent-style-name="Standard">
      <style:paragraph-properties fo:text-align="start" style:justify-single-word="false"/>
      <style:text-properties fo:language="mk" fo:country="MK" officeooo:rsid="0000a08d" officeooo:paragraph-rsid="0000a08d"/>
    </style:style>
    <style:style style:name="P3" style:family="paragraph" style:parent-style-name="Standard">
      <style:paragraph-properties fo:text-align="center" style:justify-single-word="false"/>
      <style:text-properties fo:font-size="16pt" fo:language="mk" fo:country="MK" officeooo:rsid="0000a08d" officeooo:paragraph-rsid="0000a08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mk" fo:country="MK" officeooo:rsid="0000a08d" officeooo:paragraph-rsid="0000a08d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a08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mk" fo:country="MK" officeooo:rsid="0000a08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келет на нашиот веб сајт:</text:p>
      <text:p text:style-name="P4"/>
      <text:p text:style-name="P2">Во нашиот веб сајт, ние ќе користиме <text:span text:style-name="T5">3-</text:span><text:span text:style-name="T3">tier</text:span><text:span text:style-name="T5"> архитектура</text:span> коцепт, односно:</text:p>
      <text:p text:style-name="P1"><text:span text:style-name="T4">- </text:span><text:span text:style-name="T2">client</text:span><text:span text:style-name="T4"> – каде што корисникот ќе прави интеракција со веб сајтот</text:span></text:p>
      <text:p text:style-name="P2">- <text:span text:style-name="T1">middle-tier – </text:span>тука ќе се наоѓа целата бизнис логика</text:p>
      <text:p text:style-name="P2">- <text:span text:style-name="T1">server – </text:span>разни пресметки и повратен одговор за клиентот</text:p>
      <text:p text:style-name="P2"/>
      <text:p text:style-name="P2">При изработка на <text:span text:style-name="T1">middle-tier </text:span>ние користиме <text:span text:style-name="T3">Layered-</text:span><text:span text:style-name="T5">архитектура</text:span> изразена преку <text:span text:style-name="T3">MVC</text:span><text:span text:style-name="T1">.</text:span></text:p>
      <text:p text:style-name="P2"><text:span text:style-name="T1"/></text:p>
      <text:p text:style-name="P2">Исто така за интегрирање на податоците во базата користиме <text:span text:style-name="T3">Data-flow </text:span><text:span text:style-name="T5">архитектура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2-06T23:09:53.030000000</dc:date>
    <meta:editing-duration>PT8M31S</meta:editing-duration>
    <meta:editing-cycles>1</meta:editing-cycles>
    <meta:document-statistic meta:table-count="0" meta:image-count="0" meta:object-count="0" meta:page-count="1" meta:paragraph-count="7" meta:word-count="66" meta:character-count="436" meta:non-whitespace-character-count="374"/>
  </office:meta>
</office:document-meta>
</file>